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urier New" svg:font-family="'Courier New'"/>
    <style:font-face style:name="OpenSymbol" svg:font-family="OpenSymbol"/>
    <style:font-face style:name="Tahoma1" svg:font-family="Tahoma"/>
    <style:font-face style:name="Calibri1"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Verdana" svg:font-family="Verdana" style:font-family-generic="swiss" style:font-pitch="variable"/>
    <style:font-face style:name="Verdana2" svg:font-family="Verdana" style:font-adornments="Fett" style:font-family-generic="swiss" style:font-pitch="variable"/>
    <style:font-face style:name="Verdana1"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Verdana" fo:font-size="11pt" style:font-size-asian="11pt" style:font-size-complex="11pt"/>
    </style:style>
    <style:style style:name="P2" style:family="paragraph" style:parent-style-name="Standard" style:list-style-name="L4"/>
    <style:style style:name="P3" style:family="paragraph" style:parent-style-name="Standard">
      <style:paragraph-properties fo:margin-left="1.251cm" fo:margin-right="0cm" fo:text-indent="0cm" style:auto-text-indent="false"/>
    </style:style>
    <style:style style:name="P4" style:family="paragraph" style:parent-style-name="Text_20_body">
      <style:text-properties officeooo:paragraph-rsid="001c37f3"/>
    </style:style>
    <style:style style:name="P5" style:family="paragraph" style:parent-style-name="Text_20_body">
      <style:text-properties officeooo:paragraph-rsid="001d7d07"/>
    </style:style>
    <style:style style:name="P6" style:family="paragraph" style:parent-style-name="Text_20_body" style:list-style-name="L4"/>
    <style:style style:name="P7" style:family="paragraph" style:parent-style-name="Text_20_body">
      <style:text-properties officeooo:paragraph-rsid="001edf96"/>
    </style:style>
    <style:style style:name="P8" style:family="paragraph" style:parent-style-name="Text_20_body" style:list-style-name="L5">
      <style:text-properties officeooo:paragraph-rsid="001edf96"/>
    </style:style>
    <style:style style:name="P9" style:family="paragraph" style:parent-style-name="Text_20_body">
      <style:paragraph-properties fo:margin-left="1.251cm" fo:margin-right="0cm" fo:text-indent="0cm" style:auto-text-indent="false"/>
    </style:style>
    <style:style style:name="P10" style:family="paragraph" style:parent-style-name="Heading_20_1">
      <style:text-properties officeooo:paragraph-rsid="001c37f3"/>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officeooo:rsid="001c37f3"/>
    </style:style>
    <style:style style:name="T4" style:family="text">
      <style:text-properties officeooo:rsid="001edf96"/>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ttyOS – Documentation</text:p>
      <text:h text:style-name="P10" text:outline-level="1"><text:bookmark-start text:name="__RefHeading__277_1194912969"/><text:span text:style-name="T3">Table of contents</text:span><text:bookmark-end text:name="__RefHeading__277_1194912969"/></text:h>
      <text:table-of-content text:style-name="Sect1" text:protected="true" text:name="Inhaltsverzeichnis1">
        <text:table-of-content-source text:outline-level="10">
          <text:index-title-template text:style-nam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277_1194912969" text:style-name="Index_20_Link" text:visited-style-name="Index_20_Link">0. Table of contents<text:tab/>1</text:a></text:p>
          <text:p text:style-name="P11"><text:a xlink:type="simple" xlink:href="#__RefHeading__279_1194912969" text:style-name="Index_20_Link" text:visited-style-name="Index_20_Link">1. What is PrettyOS?<text:tab/>1</text:a></text:p>
          <text:p text:style-name="P11"><text:a xlink:type="simple" xlink:href="#__RefHeading__281_1194912969" text:style-name="Index_20_Link" text:visited-style-name="Index_20_Link">2. How to use PrettyOS?<text:tab/>1</text:a></text:p>
          <text:p text:style-name="P12"><text:a xlink:type="simple" xlink:href="#__RefHeading__796_1194912969" text:style-name="Index_20_Link" text:visited-style-name="Index_20_Link">2.1. Build PrettyOS<text:tab/>1</text:a></text:p>
          <text:p text:style-name="P12"><text:a xlink:type="simple" xlink:href="#__RefHeading__798_1194912969" text:style-name="Index_20_Link" text:visited-style-name="Index_20_Link">2.2. Test PrettyOS<text:tab/>1</text:a></text:p>
          <text:p text:style-name="P11"><text:a xlink:type="simple" xlink:href="#__RefHeading__283_1194912969" text:style-name="Index_20_Link" text:visited-style-name="Index_20_Link">3. Features<text:tab/>2</text:a></text:p>
          <text:p text:style-name="P11"><text:a xlink:type="simple" xlink:href="#__RefHeading__285_1194912969" text:style-name="Index_20_Link" text:visited-style-name="Index_20_Link">4. User library<text:tab/>2</text:a></text:p>
          <text:p text:style-name="P11"><text:a xlink:type="simple" xlink:href="#__RefHeading__287_1194912969" text:style-name="Index_20_Link" text:visited-style-name="Index_20_Link">5. Links<text:tab/>2</text:a></text:p>
        </text:index-body>
      </text:table-of-content>
      <text:p text:style-name="P4"><text:span text:style-name="T3"/></text:p>
      <text:h text:style-name="Heading_20_1" text:outline-level="1"><text:bookmark-start text:name="__RefHeading__279_1194912969"/>What is PrettyOS?<text:bookmark-end text:name="__RefHeading__279_1194912969"/></text:h>
      <text:p text:style-name="Text_20_body">PrettyOS is the project to develop an operating system to introduce newcomers to OS-development. The project was founded by Dr. Erhard Henkes who wrote a tutorial while he was trying to get into the topic in March 2009. Since October 2009 PrettyOS is developed by a team of interested programmers.</text:p>
      <text:p text:style-name="Text_20_body">The <text:span text:style-name="T3">aim</text:span> is getting a base to develop a base system to experiment with a computer and to develop your own operating system. It should support beginners while developing a bootloader (switching to protected mode on x86 machines and launching a C-Kernel) and a kernel with user programs like a shell.</text:p>
      <text:h text:style-name="Heading_20_1" text:outline-level="1"><text:bookmark-start text:name="__RefHeading__281_1194912969"/>How to use PrettyOS?<text:bookmark-end text:name="__RefHeading__281_1194912969"/></text:h>
      <text:p text:style-name="Text_20_body">You could use either Microsoft Windows or UNIX-based systems to develop and test PrettyOS. After downloading PrettyOS, you have already done the first step.</text:p>
      <text:h text:style-name="Heading_20_2" text:outline-level="2"><text:bookmark-start text:name="__RefHeading__796_1194912969"/>Build PrettyOS<text:bookmark-end text:name="__RefHeading__796_1194912969"/></text:h>
      <text:p text:style-name="Text_20_body">Inside the repository you find a makefile and shell scripts to build PrettyOS (build.bat for Windows, build.sh for UNIX-based systems). Users of Microsoft Visual C++ 2010 will find a project file inside the repository (project_files/PrettyOS.sln). Depending on your environment you could use them to build PrettyOS (just start the build-scripts or press F7 in MSVC++).</text:p>
      <text:h text:style-name="Heading_20_2" text:outline-level="2"><text:bookmark-start text:name="__RefHeading__798_1194912969"/>Test PrettyOS<text:bookmark-end text:name="__RefHeading__798_1194912969"/></text:h>
      <text:p text:style-name="Text_20_body">To test PrettyOS you could either use an emulator or a Computer.</text:p>
      <text:p text:style-name="P7">We can recommend (or at least say that it is possible to run PrettyOS with it) the following virtual machines:</text:p>
      <text:list xml:id="list38231071" text:style-name="L5">
        <text:list-item>
          <text:p text:style-name="P8">Bochs (slow, displays wrong time but already contains useful tools to debug)</text:p>
        </text:list-item>
        <text:list-item>
          <text:p text:style-name="P8">Microsoft Virtual PC (fast, contains PC loudspeaker, but does not provide various devices)</text:p>
        </text:list-item>
        <text:list-item>
          <text:p text:style-name="P8">Qemu (fast, features PC loudspeaker, can be used only from the console, but <text:soft-page-break/>provides a driver for RTL 8139)</text:p>
        </text:list-item>
        <text:list-item>
          <text:p text:style-name="P8">Oracle Virtual Box (provides a (buggy) ubs2 device support)</text:p>
        </text:list-item>
        <text:list-item>
          <text:p text:style-name="P8">VMware Player (features usb2 device support)</text:p>
        </text:list-item>
      </text:list>
      <text:p text:style-name="Text_20_body">Currently, it is possible to boot PrettyOS from a floppy or a pen stick formatted with FAT12. Using a virtual machine, you just provide the FloppyImage.img (in the repository) to the machine. Using a real PC, you have to transfer the Image to the floppy (e.g. by running floppy_build.bat or with dd or rawwrite) or the pen stick (with dd).</text:p>
      <text:h text:style-name="Heading_20_1" text:outline-level="1"><text:bookmark-start text:name="__RefHeading__283_1194912969"/>Features<text:bookmark-end text:name="__RefHeading__283_1194912969"/></text:h>
      <text:p text:style-name="Text_20_body"/>
      <text:h text:style-name="Heading_20_1" text:outline-level="1"><text:bookmark-start text:name="__RefHeading__285_1194912969"/>User library<text:bookmark-end text:name="__RefHeading__285_1194912969"/></text:h>
      <text:p text:style-name="P5">The user library (which can be found in the folder user/user_tools) consists of the following files:</text:p>
      <text:list xml:id="list37704875" text:style-name="L4">
        <text:list-item>
          <text:p text:style-name="P2">start.asm</text:p>
          <text:p text:style-name="P6">It is linked into each user-program, because it contains the necessary code for the kernel to start your program</text:p>
        </text:list-item>
        <text:list-item>
          <text:p text:style-name="P2">user.ld</text:p>
          <text:p text:style-name="P6">It is used to link all user programs.</text:p>
        </text:list-item>
        <text:list-item>
          <text:p text:style-name="P2">types.h</text:p>
          <text:p text:style-name="P6">This header contains definitions of certain useful types. On the one hand types defined by the standard like in stdint.h and on the other hand PrettyOS-specific types</text:p>
        </text:list-item>
        <text:list-item>
          <text:p text:style-name="P2">userlib.h/userlib.c</text:p>
          <text:p text:style-name="P6">This header has to be included, if you write user programs in C. It includes types.h, provides all syscalls and some functions. An overview to the syscalls can be found in the file documentation/Syscalls.odt.</text:p>
        </text:list-item>
        <text:list-item>
          <text:p text:style-name="P2">userlib.hpp/userlib.cpp+userlib.c</text:p>
          <text:p text:style-name="P6">This header is used with C++ user programs. It includes all the functionality of userlib.h and can later contain C++ specific keywords like new and delete.</text:p>
        </text:list-item>
      </text:list>
      <text:h text:style-name="Heading_20_1" text:outline-level="1"><text:bookmark-start text:name="__RefHeading__287_1194912969"/>Links<text:bookmark-end text:name="__RefHeading__287_1194912969"/></text:h>
      <text:p text:style-name="Text_20_body">Forum: <text:a xlink:type="simple" xlink:href="http://www.c-plusplus.de/forum/f62"><text:span text:style-name="T4">http://www.c-plusplus.de/forum/f62</text:span></text:a></text:p>
      <text:p text:style-name="Standard">Sourceforge: <text:a xlink:type="simple" xlink:href="https://sourceforge.net/projects/prettyos/">https://sourceforge.net/projects/prettyos/</text:a></text:p>
      <text:p text:style-name="P3">Bugtracker: <text:a xlink:type="simple" xlink:href="https://sourceforge.net/tracker/">https://sourceforge.net/tracker/</text:a><text:a xlink:type="simple" xlink:href="https://sourceforge.net/tracker/?limit=100&amp;func=&amp;group_id=282954&amp;atid=1200017&amp;assignee=&amp;status=&amp;category=&amp;artgroup=&amp;keyword=&amp;submitter=&amp;artifact_id=&amp;assignee=&amp;status=&amp;category=&amp;artgroup=&amp;submitter=&amp;keyword=&amp;artifact_id=&amp;submit=Filter">...</text:a></text:p>
      <text:p text:style-name="P9">SVN-Repo: <text:a xlink:type="simple" xlink:href="https://svn.code.sf.net/p/prettyos/code">https://svn.code.sf.net/p/prettyos/code</text:a> (use http:// protocoll for anonymus access)</text:p>
      <text:p text:style-name="Standard">IRC:</text:p>
      <text:p text:style-name="P3">Server: irc.euirc.net</text:p>
      <text:p text:style-name="P9">Channel: #PrettyOS, #PrettyOS_Intern (only with password)</text:p>
      <text:p text:style-name="Text_20_body">In all those areas you may write in English and Ger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ce style:name="Courier New" svg:font-family="'Courier New'"/>
    <style:font-face style:name="OpenSymbol" svg:font-family="OpenSymbol"/>
    <style:font-face style:name="Tahoma1" svg:font-family="Tahoma"/>
    <style:font-face style:name="Calibri1"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Verdana" svg:font-family="Verdana" style:font-family-generic="swiss" style:font-pitch="variable"/>
    <style:font-face style:name="Verdana2" svg:font-family="Verdana" style:font-adornments="Fett" style:font-family-generic="swiss" style:font-pitch="variable"/>
    <style:font-face style:name="Verdana1"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1"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Verdana1"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1"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Verdana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Source_20_Text" style:display-name="Source Text" style:family="text">
      <style:text-properties style:font-name="Courier New1" style:font-name-asian="NSimSun" style:font-name-complex="Courier New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1" text:start-value="0">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1.001cm" fo:page-height="29.7cm" style:num-format="1" style:print-orientation="portrait" fo:margin-top="1.499cm" fo:margin-bottom="1.499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Documentation</text:span><text:tab/>Last change: <text:modification-date style:data-style-name="N80">3. Dec. 2012</text:modification-date></text:p>
      </style:header>
      <style:footer>
        <text:p text:style-name="Footer"><text:span text:style-name="MT2">© </text:span>The PrettyOS Project<text:tab/>Page <text:page-number text:select-page="current">2</text:page-number> of <text:page-count>2</text:page-count><text:tab/><text:a xlink:type="simple" xlink:href="#1.Table of contents|outlin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4T11:52:02.73</meta:creation-date>
    <dc:date>2012-12-03T18:17:37.04</dc:date>
    <meta:editing-duration>PT2H34M23S</meta:editing-duration>
    <meta:editing-cycles>25</meta:editing-cycles>
    <meta:generator>LibreOffice/3.6$Windows_x86 LibreOffice_project/da8c1e6-fd468f4-454e206-f42a4a9-143cfd</meta:generator>
    <meta:document-statistic meta:table-count="0" meta:image-count="0" meta:object-count="0" meta:page-count="2" meta:paragraph-count="50" meta:word-count="596" meta:character-count="3644" meta:non-whitespace-character-count="3116"/>
  </office:meta>
</office:document-meta>
</file>